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U_C, В</text:p>
          </table:table-cell>
          <table:table-cell office:value-type="float" office:value="1.43" calcext:value-type="float">
            <text:p>1.43</text:p>
          </table:table-cell>
          <table:table-cell office:value-type="float" office:value="1.85" calcext:value-type="float">
            <text:p>1.85</text:p>
          </table:table-cell>
          <table:table-cell office:value-type="float" office:value="2.1" calcext:value-type="float">
            <text:p>2.1</text:p>
          </table:table-cell>
          <table:table-cell office:value-type="float" office:value="2.19" calcext:value-type="float">
            <text:p>2.19</text:p>
          </table:table-cell>
          <table:table-cell office:value-type="float" office:value="2.42" calcext:value-type="float">
            <text:p>2.42</text:p>
          </table:table-cell>
          <table:table-cell office:value-type="float" office:value="2.51" calcext:value-type="float">
            <text:p>2.51</text:p>
          </table:table-cell>
          <table:table-cell office:value-type="float" office:value="2.6" calcext:value-type="float">
            <text:p>2.6</text:p>
          </table:table-cell>
          <table:table-cell office:value-type="float" office:value="2.57" calcext:value-type="float">
            <text:p>2.57</text:p>
          </table:table-cell>
          <table:table-cell office:value-type="float" office:value="2.32" calcext:value-type="float">
            <text:p>2.32</text:p>
          </table:table-cell>
          <table:table-cell office:value-type="float" office:value="1.94" calcext:value-type="float">
            <text:p>1.94</text:p>
          </table:table-cell>
          <table:table-cell office:value-type="float" office:value="1.52" calcext:value-type="float">
            <text:p>1.52</text:p>
          </table:table-cell>
          <table:table-cell office:value-type="float" office:value="1.14" calcext:value-type="float">
            <text:p>1.14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1.14" calcext:value-type="float">
            <text:p>1.14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f, кГц</text:p>
          </table:table-cell>
          <table:table-cell office:value-type="float" office:value="30.57" calcext:value-type="float">
            <text:p>30.57</text:p>
          </table:table-cell>
          <table:table-cell office:value-type="float" office:value="30.87" calcext:value-type="float">
            <text:p>30.87</text:p>
          </table:table-cell>
          <table:table-cell office:value-type="float" office:value="31.02" calcext:value-type="float">
            <text:p>31.02</text:p>
          </table:table-cell>
          <table:table-cell office:value-type="float" office:value="31.06" calcext:value-type="float">
            <text:p>31.06</text:p>
          </table:table-cell>
          <table:table-cell office:value-type="float" office:value="31.2" calcext:value-type="float">
            <text:p>31.2</text:p>
          </table:table-cell>
          <table:table-cell office:value-type="float" office:value="31.3" calcext:value-type="float">
            <text:p>31.3</text:p>
          </table:table-cell>
          <table:table-cell office:value-type="float" office:value="31.44" calcext:value-type="float">
            <text:p>31.44</text:p>
          </table:table-cell>
          <table:table-cell office:value-type="float" office:value="31.53" calcext:value-type="float">
            <text:p>31.53</text:p>
          </table:table-cell>
          <table:table-cell office:value-type="float" office:value="31.75" calcext:value-type="float">
            <text:p>31.75</text:p>
          </table:table-cell>
          <table:table-cell office:value-type="float" office:value="32.01" calcext:value-type="float">
            <text:p>32.01</text:p>
          </table:table-cell>
          <table:table-cell office:value-type="float" office:value="32.32" calcext:value-type="float">
            <text:p>32.32</text:p>
          </table:table-cell>
          <table:table-cell office:value-type="float" office:value="32.73" calcext:value-type="float">
            <text:p>32.73</text:p>
          </table:table-cell>
          <table:table-cell office:value-type="float" office:value="33.86" calcext:value-type="float">
            <text:p>33.86</text:p>
          </table:table-cell>
          <table:table-cell office:value-type="float" office:value="28.91" calcext:value-type="float">
            <text:p>28.91</text:p>
          </table:table-cell>
          <table:table-cell office:value-type="float" office:value="30.28" calcext:value-type="float">
            <text:p>30.28</text:p>
          </table:table-cell>
          <table:table-cell office:value-type="float" office:value="30.31" calcext:value-type="float">
            <text:p>30.31</text:p>
          </table:table-cell>
        </table:table-row>
        <table:table-row table:style-name="ro1">
          <table:table-cell office:value-type="string" calcext:value-type="string">
            <text:p>x, дел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float" office:value="2.9" calcext:value-type="float">
            <text:p>2.9</text:p>
          </table:table-cell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4.1" calcext:value-type="float">
            <text:p>4.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float" office:value="6.5" calcext:value-type="float">
            <text:p>6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x_0, дел</text:p>
          </table:table-cell>
          <table:table-cell office:value-type="float" office:value="8.2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7.9" calcext:value-type="float">
            <text:p>7.9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float" office:value="7.7" calcext:value-type="float">
            <text:p>7.7</text:p>
          </table:table-cell>
          <table:table-cell office:value-type="float" office:value="7.6" calcext:value-type="float">
            <text:p>7.6</text:p>
          </table:table-cell>
          <table:table-cell office:value-type="float" office:value="7.5" calcext:value-type="float">
            <text:p>7.5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8.2" calcext:value-type="float">
            <text:p>8.2</text:p>
          </table:table-cell>
        </table:table-row>
        <table:table-row table:style-name="ro1">
          <table:table-cell office:value-type="string" calcext:value-type="string">
            <text:p>\varphi</text:p>
          </table:table-cell>
          <table:table-cell table:formula="of:=[.B3]/[.B4]*PI()" office:value-type="float" office:value="0.53636947744216" calcext:value-type="float">
            <text:p>0.53636947744216</text:p>
          </table:table-cell>
          <table:table-cell table:formula="of:=[.C3]/[.C4]*PI()" office:value-type="float" office:value="0.736916795286495" calcext:value-type="float">
            <text:p>0.736916795286495</text:p>
          </table:table-cell>
          <table:table-cell table:formula="of:=[.D3]/[.D4]*PI()" office:value-type="float" office:value="0.863937979737193" calcext:value-type="float">
            <text:p>0.863937979737193</text:p>
          </table:table-cell>
          <table:table-cell table:formula="of:=[.E3]/[.E4]*PI()" office:value-type="float" office:value="0.942477796076938" calcext:value-type="float">
            <text:p>0.942477796076938</text:p>
          </table:table-cell>
          <table:table-cell table:formula="of:=[.F3]/[.F4]*PI()" office:value-type="float" office:value="1.1388273369263" calcext:value-type="float">
            <text:p>1.1388273369263</text:p>
          </table:table-cell>
          <table:table-cell table:formula="of:=[.G3]/[.G4]*PI()" office:value-type="float" office:value="1.312310855297" calcext:value-type="float">
            <text:p>1.312310855297</text:p>
          </table:table-cell>
          <table:table-cell table:formula="of:=[.H3]/[.H4]*PI()" office:value-type="float" office:value="1.51114583337231" calcext:value-type="float">
            <text:p>1.51114583337231</text:p>
          </table:table-cell>
          <table:table-cell table:formula="of:=[.I3]/[.I4]*PI()" office:value-type="float" office:value="1.63044682021749" calcext:value-type="float">
            <text:p>1.63044682021749</text:p>
          </table:table-cell>
          <table:table-cell table:formula="of:=[.J3]/[.J4]*PI()" office:value-type="float" office:value="2.01384144460884" calcext:value-type="float">
            <text:p>2.01384144460884</text:p>
          </table:table-cell>
          <table:table-cell table:formula="of:=[.K3]/[.K4]*PI()" office:value-type="float" office:value="2.21522558906973" calcext:value-type="float">
            <text:p>2.21522558906973</text:p>
          </table:table-cell>
          <table:table-cell table:formula="of:=[.L3]/[.L4]*PI()" office:value-type="float" office:value="2.44799427552451" calcext:value-type="float">
            <text:p>2.44799427552451</text:p>
          </table:table-cell>
          <table:table-cell table:formula="of:=[.M3]/[.M4]*PI()" office:value-type="float" office:value="2.60421496284417" calcext:value-type="float">
            <text:p>2.60421496284417</text:p>
          </table:table-cell>
          <table:table-cell table:formula="of:=[.N3]/[.N4]*PI()" office:value-type="float" office:value="2.72271363311115" calcext:value-type="float">
            <text:p>2.72271363311115</text:p>
          </table:table-cell>
          <table:table-cell table:formula="of:=[.O3]/[.O4]*PI()" office:value-type="float" office:value="0.336599212884621" calcext:value-type="float">
            <text:p>0.336599212884621</text:p>
          </table:table-cell>
          <table:table-cell table:formula="of:=[.P3]/[.P4]*PI()" office:value-type="float" office:value="0.383121055315828" calcext:value-type="float">
            <text:p>0.383121055315828</text:p>
          </table:table-cell>
          <table:table-cell table:formula="of:=[.Q3]/[.Q4]*PI()" office:value-type="float" office:value="0.421433160847411" calcext:value-type="float">
            <text:p>0.421433160847411</text:p>
          </table:table-cell>
        </table:table-row>
        <table:table-row table:style-name="ro1">
          <table:table-cell office:value-type="string" calcext:value-type="string">
            <text:p>f\f_0</text:p>
          </table:table-cell>
          <table:table-cell table:formula="of:=[.B2]/31.46" office:value-type="float" office:value="0.971710108073745" calcext:value-type="float">
            <text:p>0.971710108073745</text:p>
          </table:table-cell>
          <table:table-cell table:formula="of:=[.C2]/31.46" office:value-type="float" office:value="0.981246026700572" calcext:value-type="float">
            <text:p>0.981246026700572</text:p>
          </table:table-cell>
          <table:table-cell table:formula="of:=[.D2]/31.46" office:value-type="float" office:value="0.986013986013986" calcext:value-type="float">
            <text:p>0.986013986013986</text:p>
          </table:table-cell>
          <table:table-cell table:formula="of:=[.E2]/31.46" office:value-type="float" office:value="0.987285441830896" calcext:value-type="float">
            <text:p>0.987285441830896</text:p>
          </table:table-cell>
          <table:table-cell table:formula="of:=[.F2]/31.46" office:value-type="float" office:value="0.991735537190083" calcext:value-type="float">
            <text:p>0.991735537190083</text:p>
          </table:table-cell>
          <table:table-cell table:formula="of:=[.G2]/31.46" office:value-type="float" office:value="0.994914176732359" calcext:value-type="float">
            <text:p>0.994914176732359</text:p>
          </table:table-cell>
          <table:table-cell table:formula="of:=[.H2]/31.46" office:value-type="float" office:value="0.999364272091545" calcext:value-type="float">
            <text:p>0.999364272091545</text:p>
          </table:table-cell>
          <table:table-cell table:formula="of:=[.I2]/31.46" office:value-type="float" office:value="1.00222504767959" calcext:value-type="float">
            <text:p>1.00222504767959</text:p>
          </table:table-cell>
          <table:table-cell table:formula="of:=[.J2]/31.46" office:value-type="float" office:value="1.0092180546726" calcext:value-type="float">
            <text:p>1.0092180546726</text:p>
          </table:table-cell>
          <table:table-cell table:formula="of:=[.K2]/31.46" office:value-type="float" office:value="1.01748251748252" calcext:value-type="float">
            <text:p>1.01748251748252</text:p>
          </table:table-cell>
          <table:table-cell table:formula="of:=[.L2]/31.46" office:value-type="float" office:value="1.02733630006357" calcext:value-type="float">
            <text:p>1.02733630006357</text:p>
          </table:table-cell>
          <table:table-cell table:formula="of:=[.M2]/31.46" office:value-type="float" office:value="1.0403687221869" calcext:value-type="float">
            <text:p>1.0403687221869</text:p>
          </table:table-cell>
          <table:table-cell table:formula="of:=[.N2]/31.46" office:value-type="float" office:value="1.07628734901462" calcext:value-type="float">
            <text:p>1.07628734901462</text:p>
          </table:table-cell>
          <table:table-cell table:formula="of:=[.O2]/31.46" office:value-type="float" office:value="0.918944691671964" calcext:value-type="float">
            <text:p>0.918944691671964</text:p>
          </table:table-cell>
          <table:table-cell table:formula="of:=[.P2]/31.46" office:value-type="float" office:value="0.962492053401144" calcext:value-type="float">
            <text:p>0.962492053401144</text:p>
          </table:table-cell>
          <table:table-cell table:formula="of:=[.Q2]/31.46" office:value-type="float" office:value="0.963445645263827" calcext:value-type="float">
            <text:p>0.963445645263827</text:p>
          </table:table-cell>
        </table:table-row>
        <table:table-row table:style-name="ro1">
          <table:table-cell office:value-type="string" calcext:value-type="string">
            <text:p>\Delata\varphi</text:p>
          </table:table-cell>
          <table:table-cell table:formula="of:=SQRT((0.1/[.B3])^2+(0.1/[.B4])^2)*[.B5]" office:value-type="float" office:value="0.0388664804709282" calcext:value-type="float">
            <text:p>0.038866480470928</text:p>
          </table:table-cell>
          <table:table-cell table:formula="of:=SQRT((0.1/[.C3])^2+(0.1/[.C4])^2)*[.C5]" office:value-type="float" office:value="0.0398378261844452" calcext:value-type="float">
            <text:p>0.039837826184445</text:p>
          </table:table-cell>
          <table:table-cell table:formula="of:=SQRT((0.1/[.D3])^2+(0.1/[.D4])^2)*[.D5]" office:value-type="float" office:value="0.0407277416854933" calcext:value-type="float">
            <text:p>0.040727741685493</text:p>
          </table:table-cell>
          <table:table-cell table:formula="of:=SQRT((0.1/[.E3])^2+(0.1/[.E4])^2)*[.E5]" office:value-type="float" office:value="0.0409989877870239" calcext:value-type="float">
            <text:p>0.040998987787024</text:p>
          </table:table-cell>
          <table:table-cell table:formula="of:=SQRT((0.1/[.F3])^2+(0.1/[.F4])^2)*[.F5]" office:value-type="float" office:value="0.0417704517729414" calcext:value-type="float">
            <text:p>0.041770451772942</text:p>
          </table:table-cell>
          <table:table-cell table:formula="of:=SQRT((0.1/[.G3])^2+(0.1/[.G4])^2)*[.G5]" office:value-type="float" office:value="0.0430970632758879" calcext:value-type="float">
            <text:p>0.043097063275888</text:p>
          </table:table-cell>
          <table:table-cell table:formula="of:=SQRT((0.1/[.H3])^2+(0.1/[.H4])^2)*[.H5]" office:value-type="float" office:value="0.0441283435939904" calcext:value-type="float">
            <text:p>0.044128343593991</text:p>
          </table:table-cell>
          <table:table-cell table:formula="of:=SQRT((0.1/[.I3])^2+(0.1/[.I4])^2)*[.I5]" office:value-type="float" office:value="0.0448036204149035" calcext:value-type="float">
            <text:p>0.044803620414904</text:p>
          </table:table-cell>
          <table:table-cell table:formula="of:=SQRT((0.1/[.J3])^2+(0.1/[.J4])^2)*[.J5]" office:value-type="float" office:value="0.0478415808494159" calcext:value-type="float">
            <text:p>0.047841580849416</text:p>
          </table:table-cell>
          <table:table-cell table:formula="of:=SQRT((0.1/[.K3])^2+(0.1/[.K4])^2)*[.K5]" office:value-type="float" office:value="0.0492828730880122" calcext:value-type="float">
            <text:p>0.049282873088012</text:p>
          </table:table-cell>
          <table:table-cell table:formula="of:=SQRT((0.1/[.L3])^2+(0.1/[.L4])^2)*[.L5]" office:value-type="float" office:value="0.0517239979499016" calcext:value-type="float">
            <text:p>0.051723997949902</text:p>
          </table:table-cell>
          <table:table-cell table:formula="of:=SQRT((0.1/[.M3])^2+(0.1/[.M4])^2)*[.M5]" office:value-type="float" office:value="0.0536924980280567" calcext:value-type="float">
            <text:p>0.053692498028057</text:p>
          </table:table-cell>
          <table:table-cell table:formula="of:=SQRT((0.1/[.N3])^2+(0.1/[.N4])^2)*[.N5]" office:value-type="float" office:value="0.0554300743544212" calcext:value-type="float">
            <text:p>0.055430074354421</text:p>
          </table:table-cell>
          <table:table-cell table:formula="of:=SQRT((0.1/[.O3])^2+(0.1/[.O4])^2)*[.O5]" office:value-type="float" office:value="0.0376139678442022" calcext:value-type="float">
            <text:p>0.037613967844202</text:p>
          </table:table-cell>
          <table:table-cell table:formula="of:=SQRT((0.1/[.P3])^2+(0.1/[.P4])^2)*[.P5]" office:value-type="float" office:value="0.0385959448359596" calcext:value-type="float">
            <text:p>0.03859594483596</text:p>
          </table:table-cell>
          <table:table-cell table:formula="of:=SQRT((0.1/[.Q3])^2+(0.1/[.Q4])^2)*[.Q5]" office:value-type="float" office:value="0.0386552862951379" calcext:value-type="float">
            <text:p>0.038655286295138</text:p>
          </table:table-cell>
        </table:table-row>
        <table:table-row table:style-name="ro1">
          <table:table-cell office:value-type="string" calcext:value-type="string">
            <text:p>\Delta f/f_0</text:p>
          </table:table-cell>
          <table:table-cell table:formula="of:=0.02/31.46*[.B6]" office:value-type="float" office:value="0.00061774323463048" calcext:value-type="float">
            <text:p>0.00061774323463</text:p>
          </table:table-cell>
          <table:table-cell table:formula="of:=0.02/31.46*[.C6]" office:value-type="float" office:value="0.000623805484234312" calcext:value-type="float">
            <text:p>0.000623805484234</text:p>
          </table:table-cell>
          <table:table-cell table:formula="of:=0.02/31.46*[.D6]" office:value-type="float" office:value="0.000626836609036228" calcext:value-type="float">
            <text:p>0.000626836609036</text:p>
          </table:table-cell>
          <table:table-cell table:formula="of:=0.02/31.46*[.E6]" office:value-type="float" office:value="0.000627644908983405" calcext:value-type="float">
            <text:p>0.000627644908983</text:p>
          </table:table-cell>
          <table:table-cell table:formula="of:=0.02/31.46*[.F6]" office:value-type="float" office:value="0.000630473958798527" calcext:value-type="float">
            <text:p>0.000630473958799</text:p>
          </table:table-cell>
          <table:table-cell table:formula="of:=0.02/31.46*[.G6]" office:value-type="float" office:value="0.000632494708666471" calcext:value-type="float">
            <text:p>0.000632494708666</text:p>
          </table:table-cell>
          <table:table-cell table:formula="of:=0.02/31.46*[.H6]" office:value-type="float" office:value="0.000635323758481592" calcext:value-type="float">
            <text:p>0.000635323758482</text:p>
          </table:table-cell>
          <table:table-cell table:formula="of:=0.02/31.46*[.I6]" office:value-type="float" office:value="0.000637142433362742" calcext:value-type="float">
            <text:p>0.000637142433363</text:p>
          </table:table-cell>
          <table:table-cell table:formula="of:=0.02/31.46*[.J6]" office:value-type="float" office:value="0.000641588083072219" calcext:value-type="float">
            <text:p>0.000641588083072</text:p>
          </table:table-cell>
          <table:table-cell table:formula="of:=0.02/31.46*[.K6]" office:value-type="float" office:value="0.000646842032728873" calcext:value-type="float">
            <text:p>0.000646842032729</text:p>
          </table:table-cell>
          <table:table-cell table:formula="of:=0.02/31.46*[.L6]" office:value-type="float" office:value="0.000653106357319499" calcext:value-type="float">
            <text:p>0.00065310635732</text:p>
          </table:table-cell>
          <table:table-cell table:formula="of:=0.02/31.46*[.M6]" office:value-type="float" office:value="0.00066139143177807" calcext:value-type="float">
            <text:p>0.000661391431778</text:p>
          </table:table-cell>
          <table:table-cell table:formula="of:=0.02/31.46*[.N6]" office:value-type="float" office:value="0.000684225905285837" calcext:value-type="float">
            <text:p>0.000684225905286</text:p>
          </table:table-cell>
          <table:table-cell table:formula="of:=0.02/31.46*[.O6]" office:value-type="float" office:value="0.000584198786822609" calcext:value-type="float">
            <text:p>0.000584198786823</text:p>
          </table:table-cell>
          <table:table-cell table:formula="of:=0.02/31.46*[.P6]" office:value-type="float" office:value="0.000611883060013442" calcext:value-type="float">
            <text:p>0.000611883060013</text:p>
          </table:table-cell>
          <table:table-cell table:formula="of:=0.02/31.46*[.Q6]" office:value-type="float" office:value="0.000612489284973825" calcext:value-type="float">
            <text:p>0.0006124892849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3T23:27:03.710197966</meta:creation-date>
    <dc:date>2017-09-24T00:10:39.196430268</dc:date>
    <meta:editing-duration>PT2M14S</meta:editing-duration>
    <meta:editing-cycles>1</meta:editing-cycles>
    <meta:document-statistic meta:table-count="1" meta:cell-count="136" meta:object-count="0"/>
    <meta:generator>LibreOffice/5.3.1.2$Linux_X86_64 LibreOffice_project/30m0$Build-2</meta:generator>
  </office:meta>
</office:document-meta>
</file>